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a)</text:span> XYZ: <text:span text:style-name="T1">correcto,</text:span> empieza por letra y no tiene símbolos.</text:p>
      <text:p text:style-name="Standard"><text:span text:style-name="T1">b)</text:span> 56vertice: <text:span text:style-name="T1">incorrecto,</text:span> empieza por numero.</text:p>
      <text:p text:style-name="Standard"><text:span text:style-name="T1">c)</text:span> año&amp;actual: <text:span text:style-name="T1">incorrecto,</text:span> tiene la letra <text:span text:style-name="T1">Ñ</text:span> y el símbolo <text:span text:style-name="T1">&amp;</text:span>.</text:p>
      <text:p text:style-name="Standard"><text:span text:style-name="T1">d)</text:span> _xyz: <text:span text:style-name="T1">incorrecto,</text:span> empieza por guion bajo.</text:p>
      <text:p text:style-name="Standard"><text:span text:style-name="T1">e)</text:span> indice28: <text:span text:style-name="T1">correcto,</text:span> empieza por letra y no tiene símbolos.</text:p>
      <text:p text:style-name="Standard"><text:span text:style-name="T1">f)</text:span> año_actual: <text:span text:style-name="T1">incorrecto,</text:span> tiene <text:span text:style-name="T1">Ñ</text:span>.</text:p>
      <text:p text:style-name="Standard"><text:span text:style-name="T1">g)</text:span> 'valor': <text:span text:style-name="T1">incorrecto,</text:span> empieza por símbolo.</text:p>
      <text:p text:style-name="Standard"><text:span text:style-name="T1">h)</text:span> año: <text:span text:style-name="T1">incorrecto,</text:span> tiene <text:span text:style-name="T1">Ñ</text:span>.</text:p>
      <text:p text:style-name="Standard"><text:span text:style-name="T1">i)</text:span> zzz: <text:span text:style-name="T1">correcto,</text:span> empieza por letra y no tiene símbol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4T11:56:36.466000000</meta:creation-date>
    <dc:date>2022-12-04T12:02:02.466000000</dc:date>
    <meta:editing-duration>PT5M26S</meta:editing-duration>
    <meta:editing-cycles>1</meta:editing-cycles>
    <meta:document-statistic meta:table-count="0" meta:image-count="0" meta:object-count="0" meta:page-count="1" meta:paragraph-count="9" meta:word-count="70" meta:character-count="427" meta:non-whitespace-character-count="366"/>
    <meta:generator>LibreOffice/7.2.7.2$Windows_X86_64 LibreOffice_project/8d71d29d553c0f7dcbfa38fbfda25ee34cce99a2</meta:generator>
  </office:meta>
</office:document-meta>
</file>